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nok" style:apply-style-name="NOK" style:base-cell-address="Tabelle1.G1"/>
    </style:style>
    <style:style style:name="ce10" style:family="table-cell" style:parent-style-name="Default">
      <style:map style:condition="cell-content()=nok" style:apply-style-name="NOK" style:base-cell-address="Tabelle1.G5"/>
    </style:style>
    <style:style style:name="ce11" style:family="table-cell" style:parent-style-name="Default">
      <style:map style:condition="cell-content()=nok" style:apply-style-name="NOK" style:base-cell-address="Tabelle1.G40"/>
    </style:style>
    <style:style style:name="ce12" style:family="table-cell" style:parent-style-name="Default">
      <style:map style:condition="cell-content()=nok" style:apply-style-name="NOK" style:base-cell-address="Tabelle1.G4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5"/>
        <table:table-column table:style-name="co2" table:default-cell-style-name="ce7"/>
        <table:table-column table:style-name="co2" table:number-columns-repeated="1016" table:default-cell-style-name="ce2"/>
        <table:table-column table:style-name="co2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5</text:p>
          </table:table-cell>
          <table:table-cell/>
          <table:table-cell table:formula="of:=IF([.A3]=&quot;&quot;;&quot;&quot;;CONCATENATE(&quot; &quot;;[.A3];&quot; &quot;;[.B3];&quot; &quot;))" office:value-type="string" office:string-value=" BR 01.5 " calcext:value-type="string">
            <text:p><text:s/>BR 01.5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1</text:p>
          </table:table-cell>
          <table:table-cell/>
          <table:table-cell table:formula="of:=IF([.A5]=&quot;&quot;;&quot;&quot;;CONCATENATE(&quot; &quot;;[.A5];&quot; &quot;;[.B5];&quot; &quot;))" office:value-type="string" office:string-value=" 01 0501 " calcext:value-type="string">
            <text:p><text:s/>01 0501 </text:p>
          </table:table-cell>
          <table:table-cell office:value-type="string" calcext:value-type="string">
            <text:p>01 0501</text:p>
          </table:table-cell>
          <table:table-cell table:style-name="ce8" table:formula="of:=IF([.A5]=&quot;&quot;;&quot;&quot;;CONCATENATE(&quot; &quot;;[.E5];&quot; &quot;))" office:value-type="string" office:string-value=" 01 0501 " calcext:value-type="string">
            <text:p><text:s/>01 0501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2</text:p>
          </table:table-cell>
          <table:table-cell/>
          <table:table-cell table:formula="of:=IF([.A6]=&quot;&quot;;&quot;&quot;;CONCATENATE(&quot; &quot;;[.A6];&quot; &quot;;[.B6];&quot; &quot;))" office:value-type="string" office:string-value=" 01 0502 " calcext:value-type="string">
            <text:p><text:s/>01 0502 </text:p>
          </table:table-cell>
          <table:table-cell office:value-type="string" calcext:value-type="string">
            <text:p>01 0502</text:p>
          </table:table-cell>
          <table:table-cell table:style-name="ce8" table:formula="of:=IF([.A6]=&quot;&quot;;&quot;&quot;;CONCATENATE(&quot; &quot;;[.E6];&quot; &quot;))" office:value-type="string" office:string-value=" 01 0502 " calcext:value-type="string">
            <text:p><text:s/>01 0502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3</text:p>
          </table:table-cell>
          <table:table-cell/>
          <table:table-cell table:formula="of:=IF([.A7]=&quot;&quot;;&quot;&quot;;CONCATENATE(&quot; &quot;;[.A7];&quot; &quot;;[.B7];&quot; &quot;))" office:value-type="string" office:string-value=" 01 0503 " calcext:value-type="string">
            <text:p><text:s/>01 0503 </text:p>
          </table:table-cell>
          <table:table-cell office:value-type="string" calcext:value-type="string">
            <text:p>01 0503</text:p>
          </table:table-cell>
          <table:table-cell table:style-name="ce8" table:formula="of:=IF([.A7]=&quot;&quot;;&quot;&quot;;CONCATENATE(&quot; &quot;;[.E7];&quot; &quot;))" office:value-type="string" office:string-value=" 01 0503 " calcext:value-type="string">
            <text:p><text:s/>01 0503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4</text:p>
          </table:table-cell>
          <table:table-cell/>
          <table:table-cell table:formula="of:=IF([.A8]=&quot;&quot;;&quot;&quot;;CONCATENATE(&quot; &quot;;[.A8];&quot; &quot;;[.B8];&quot; &quot;))" office:value-type="string" office:string-value=" 01 0504 " calcext:value-type="string">
            <text:p><text:s/>01 0504 </text:p>
          </table:table-cell>
          <table:table-cell office:value-type="string" calcext:value-type="string">
            <text:p>01 0504</text:p>
          </table:table-cell>
          <table:table-cell table:style-name="ce8" table:formula="of:=IF([.A8]=&quot;&quot;;&quot;&quot;;CONCATENATE(&quot; &quot;;[.E8];&quot; &quot;))" office:value-type="string" office:string-value=" 01 0504 " calcext:value-type="string">
            <text:p><text:s/>01 0504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5</text:p>
          </table:table-cell>
          <table:table-cell/>
          <table:table-cell table:formula="of:=IF([.A9]=&quot;&quot;;&quot;&quot;;CONCATENATE(&quot; &quot;;[.A9];&quot; &quot;;[.B9];&quot; &quot;))" office:value-type="string" office:string-value=" 01 0505 " calcext:value-type="string">
            <text:p><text:s/>01 0505 </text:p>
          </table:table-cell>
          <table:table-cell office:value-type="string" calcext:value-type="string">
            <text:p>01 0505</text:p>
          </table:table-cell>
          <table:table-cell table:style-name="ce8" table:formula="of:=IF([.A9]=&quot;&quot;;&quot;&quot;;CONCATENATE(&quot; &quot;;[.E9];&quot; &quot;))" office:value-type="string" office:string-value=" 01 0505 " calcext:value-type="string">
            <text:p><text:s/>01 0505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6</text:p>
          </table:table-cell>
          <table:table-cell/>
          <table:table-cell table:formula="of:=IF([.A10]=&quot;&quot;;&quot;&quot;;CONCATENATE(&quot; &quot;;[.A10];&quot; &quot;;[.B10];&quot; &quot;))" office:value-type="string" office:string-value=" 01 0506 " calcext:value-type="string">
            <text:p><text:s/>01 0506 </text:p>
          </table:table-cell>
          <table:table-cell office:value-type="string" calcext:value-type="string">
            <text:p>01 0506</text:p>
          </table:table-cell>
          <table:table-cell table:style-name="ce8" table:formula="of:=IF([.A10]=&quot;&quot;;&quot;&quot;;CONCATENATE(&quot; &quot;;[.E10];&quot; &quot;))" office:value-type="string" office:string-value=" 01 0506 " calcext:value-type="string">
            <text:p><text:s/>01 0506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7</text:p>
          </table:table-cell>
          <table:table-cell/>
          <table:table-cell table:formula="of:=IF([.A11]=&quot;&quot;;&quot;&quot;;CONCATENATE(&quot; &quot;;[.A11];&quot; &quot;;[.B11];&quot; &quot;))" office:value-type="string" office:string-value=" 01 0507 " calcext:value-type="string">
            <text:p><text:s/>01 0507 </text:p>
          </table:table-cell>
          <table:table-cell office:value-type="string" calcext:value-type="string">
            <text:p>01 0507</text:p>
          </table:table-cell>
          <table:table-cell table:style-name="ce8" table:formula="of:=IF([.A11]=&quot;&quot;;&quot;&quot;;CONCATENATE(&quot; &quot;;[.E11];&quot; &quot;))" office:value-type="string" office:string-value=" 01 0507 " calcext:value-type="string">
            <text:p><text:s/>01 0507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8</text:p>
          </table:table-cell>
          <table:table-cell/>
          <table:table-cell table:formula="of:=IF([.A12]=&quot;&quot;;&quot;&quot;;CONCATENATE(&quot; &quot;;[.A12];&quot; &quot;;[.B12];&quot; &quot;))" office:value-type="string" office:string-value=" 01 0508 " calcext:value-type="string">
            <text:p><text:s/>01 0508 </text:p>
          </table:table-cell>
          <table:table-cell office:value-type="string" calcext:value-type="string">
            <text:p>01 0508</text:p>
          </table:table-cell>
          <table:table-cell table:style-name="ce8" table:formula="of:=IF([.A12]=&quot;&quot;;&quot;&quot;;CONCATENATE(&quot; &quot;;[.E12];&quot; &quot;))" office:value-type="string" office:string-value=" 01 0508 " calcext:value-type="string">
            <text:p><text:s/>01 0508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9</text:p>
          </table:table-cell>
          <table:table-cell/>
          <table:table-cell table:formula="of:=IF([.A13]=&quot;&quot;;&quot;&quot;;CONCATENATE(&quot; &quot;;[.A13];&quot; &quot;;[.B13];&quot; &quot;))" office:value-type="string" office:string-value=" 01 0509 " calcext:value-type="string">
            <text:p><text:s/>01 0509 </text:p>
          </table:table-cell>
          <table:table-cell office:value-type="string" calcext:value-type="string">
            <text:p>01 0509</text:p>
          </table:table-cell>
          <table:table-cell table:style-name="ce8" table:formula="of:=IF([.A13]=&quot;&quot;;&quot;&quot;;CONCATENATE(&quot; &quot;;[.E13];&quot; &quot;))" office:value-type="string" office:string-value=" 01 0509 " calcext:value-type="string">
            <text:p><text:s/>01 0509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0</text:p>
          </table:table-cell>
          <table:table-cell/>
          <table:table-cell table:formula="of:=IF([.A14]=&quot;&quot;;&quot;&quot;;CONCATENATE(&quot; &quot;;[.A14];&quot; &quot;;[.B14];&quot; &quot;))" office:value-type="string" office:string-value=" 01 0510 " calcext:value-type="string">
            <text:p><text:s/>01 0510 </text:p>
          </table:table-cell>
          <table:table-cell office:value-type="string" calcext:value-type="string">
            <text:p>01 0510</text:p>
          </table:table-cell>
          <table:table-cell table:style-name="ce8" table:formula="of:=IF([.A14]=&quot;&quot;;&quot;&quot;;CONCATENATE(&quot; &quot;;[.E14];&quot; &quot;))" office:value-type="string" office:string-value=" 01 0510 " calcext:value-type="string">
            <text:p><text:s/>01 0510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1</text:p>
          </table:table-cell>
          <table:table-cell/>
          <table:table-cell table:formula="of:=IF([.A15]=&quot;&quot;;&quot;&quot;;CONCATENATE(&quot; &quot;;[.A15];&quot; &quot;;[.B15];&quot; &quot;))" office:value-type="string" office:string-value=" 01 0511 " calcext:value-type="string">
            <text:p><text:s/>01 0511 </text:p>
          </table:table-cell>
          <table:table-cell office:value-type="string" calcext:value-type="string">
            <text:p>01 0511</text:p>
          </table:table-cell>
          <table:table-cell table:style-name="ce8" table:formula="of:=IF([.A15]=&quot;&quot;;&quot;&quot;;CONCATENATE(&quot; &quot;;[.E15];&quot; &quot;))" office:value-type="string" office:string-value=" 01 0511 " calcext:value-type="string">
            <text:p><text:s/>01 0511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2</text:p>
          </table:table-cell>
          <table:table-cell/>
          <table:table-cell table:formula="of:=IF([.A16]=&quot;&quot;;&quot;&quot;;CONCATENATE(&quot; &quot;;[.A16];&quot; &quot;;[.B16];&quot; &quot;))" office:value-type="string" office:string-value=" 01 0512 " calcext:value-type="string">
            <text:p><text:s/>01 0512 </text:p>
          </table:table-cell>
          <table:table-cell office:value-type="string" calcext:value-type="string">
            <text:p>01 0512</text:p>
          </table:table-cell>
          <table:table-cell table:style-name="ce8" table:formula="of:=IF([.A16]=&quot;&quot;;&quot;&quot;;CONCATENATE(&quot; &quot;;[.E16];&quot; &quot;))" office:value-type="string" office:string-value=" 01 0512 " calcext:value-type="string">
            <text:p><text:s/>01 0512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3</text:p>
          </table:table-cell>
          <table:table-cell/>
          <table:table-cell table:formula="of:=IF([.A17]=&quot;&quot;;&quot;&quot;;CONCATENATE(&quot; &quot;;[.A17];&quot; &quot;;[.B17];&quot; &quot;))" office:value-type="string" office:string-value=" 01 0513 " calcext:value-type="string">
            <text:p><text:s/>01 0513 </text:p>
          </table:table-cell>
          <table:table-cell office:value-type="string" calcext:value-type="string">
            <text:p>01 0513</text:p>
          </table:table-cell>
          <table:table-cell table:style-name="ce8" table:formula="of:=IF([.A17]=&quot;&quot;;&quot;&quot;;CONCATENATE(&quot; &quot;;[.E17];&quot; &quot;))" office:value-type="string" office:string-value=" 01 0513 " calcext:value-type="string">
            <text:p><text:s/>01 0513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4</text:p>
          </table:table-cell>
          <table:table-cell/>
          <table:table-cell table:formula="of:=IF([.A18]=&quot;&quot;;&quot;&quot;;CONCATENATE(&quot; &quot;;[.A18];&quot; &quot;;[.B18];&quot; &quot;))" office:value-type="string" office:string-value=" 01 0514 " calcext:value-type="string">
            <text:p><text:s/>01 0514 </text:p>
          </table:table-cell>
          <table:table-cell office:value-type="string" calcext:value-type="string">
            <text:p>01 0514</text:p>
          </table:table-cell>
          <table:table-cell table:style-name="ce8" table:formula="of:=IF([.A18]=&quot;&quot;;&quot;&quot;;CONCATENATE(&quot; &quot;;[.E18];&quot; &quot;))" office:value-type="string" office:string-value=" 01 0514 " calcext:value-type="string">
            <text:p><text:s/>01 0514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5</text:p>
          </table:table-cell>
          <table:table-cell/>
          <table:table-cell table:formula="of:=IF([.A19]=&quot;&quot;;&quot;&quot;;CONCATENATE(&quot; &quot;;[.A19];&quot; &quot;;[.B19];&quot; &quot;))" office:value-type="string" office:string-value=" 01 0515 " calcext:value-type="string">
            <text:p><text:s/>01 0515 </text:p>
          </table:table-cell>
          <table:table-cell office:value-type="string" calcext:value-type="string">
            <text:p>01 0515</text:p>
          </table:table-cell>
          <table:table-cell table:style-name="ce8" table:formula="of:=IF([.A19]=&quot;&quot;;&quot;&quot;;CONCATENATE(&quot; &quot;;[.E19];&quot; &quot;))" office:value-type="string" office:string-value=" 01 0515 " calcext:value-type="string">
            <text:p><text:s/>01 0515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6</text:p>
          </table:table-cell>
          <table:table-cell/>
          <table:table-cell table:formula="of:=IF([.A20]=&quot;&quot;;&quot;&quot;;CONCATENATE(&quot; &quot;;[.A20];&quot; &quot;;[.B20];&quot; &quot;))" office:value-type="string" office:string-value=" 01 0516 " calcext:value-type="string">
            <text:p><text:s/>01 0516 </text:p>
          </table:table-cell>
          <table:table-cell office:value-type="string" calcext:value-type="string">
            <text:p>01 0516</text:p>
          </table:table-cell>
          <table:table-cell table:style-name="ce8" table:formula="of:=IF([.A20]=&quot;&quot;;&quot;&quot;;CONCATENATE(&quot; &quot;;[.E20];&quot; &quot;))" office:value-type="string" office:string-value=" 01 0516 " calcext:value-type="string">
            <text:p><text:s/>01 0516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7</text:p>
          </table:table-cell>
          <table:table-cell/>
          <table:table-cell table:formula="of:=IF([.A21]=&quot;&quot;;&quot;&quot;;CONCATENATE(&quot; &quot;;[.A21];&quot; &quot;;[.B21];&quot; &quot;))" office:value-type="string" office:string-value=" 01 0517 " calcext:value-type="string">
            <text:p><text:s/>01 0517 </text:p>
          </table:table-cell>
          <table:table-cell office:value-type="string" calcext:value-type="string">
            <text:p>01 0517</text:p>
          </table:table-cell>
          <table:table-cell table:style-name="ce8" table:formula="of:=IF([.A21]=&quot;&quot;;&quot;&quot;;CONCATENATE(&quot; &quot;;[.E21];&quot; &quot;))" office:value-type="string" office:string-value=" 01 0517 " calcext:value-type="string">
            <text:p><text:s/>01 0517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8</text:p>
          </table:table-cell>
          <table:table-cell/>
          <table:table-cell table:formula="of:=IF([.A22]=&quot;&quot;;&quot;&quot;;CONCATENATE(&quot; &quot;;[.A22];&quot; &quot;;[.B22];&quot; &quot;))" office:value-type="string" office:string-value=" 01 0518 " calcext:value-type="string">
            <text:p><text:s/>01 0518 </text:p>
          </table:table-cell>
          <table:table-cell office:value-type="string" calcext:value-type="string">
            <text:p>01 0518</text:p>
          </table:table-cell>
          <table:table-cell table:style-name="ce8" table:formula="of:=IF([.A22]=&quot;&quot;;&quot;&quot;;CONCATENATE(&quot; &quot;;[.E22];&quot; &quot;))" office:value-type="string" office:string-value=" 01 0518 " calcext:value-type="string">
            <text:p><text:s/>01 0518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9</text:p>
          </table:table-cell>
          <table:table-cell/>
          <table:table-cell table:formula="of:=IF([.A23]=&quot;&quot;;&quot;&quot;;CONCATENATE(&quot; &quot;;[.A23];&quot; &quot;;[.B23];&quot; &quot;))" office:value-type="string" office:string-value=" 01 0519 " calcext:value-type="string">
            <text:p><text:s/>01 0519 </text:p>
          </table:table-cell>
          <table:table-cell office:value-type="string" calcext:value-type="string">
            <text:p>01 0519</text:p>
          </table:table-cell>
          <table:table-cell table:style-name="ce8" table:formula="of:=IF([.A23]=&quot;&quot;;&quot;&quot;;CONCATENATE(&quot; &quot;;[.E23];&quot; &quot;))" office:value-type="string" office:string-value=" 01 0519 " calcext:value-type="string">
            <text:p><text:s/>01 0519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0</text:p>
          </table:table-cell>
          <table:table-cell/>
          <table:table-cell table:formula="of:=IF([.A24]=&quot;&quot;;&quot;&quot;;CONCATENATE(&quot; &quot;;[.A24];&quot; &quot;;[.B24];&quot; &quot;))" office:value-type="string" office:string-value=" 01 0520 " calcext:value-type="string">
            <text:p><text:s/>01 0520 </text:p>
          </table:table-cell>
          <table:table-cell office:value-type="string" calcext:value-type="string">
            <text:p>01 0520</text:p>
          </table:table-cell>
          <table:table-cell table:style-name="ce8" table:formula="of:=IF([.A24]=&quot;&quot;;&quot;&quot;;CONCATENATE(&quot; &quot;;[.E24];&quot; &quot;))" office:value-type="string" office:string-value=" 01 0520 " calcext:value-type="string">
            <text:p><text:s/>01 0520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1</text:p>
          </table:table-cell>
          <table:table-cell/>
          <table:table-cell table:formula="of:=IF([.A25]=&quot;&quot;;&quot;&quot;;CONCATENATE(&quot; &quot;;[.A25];&quot; &quot;;[.B25];&quot; &quot;))" office:value-type="string" office:string-value=" 01 0521 " calcext:value-type="string">
            <text:p><text:s/>01 0521 </text:p>
          </table:table-cell>
          <table:table-cell office:value-type="string" calcext:value-type="string">
            <text:p>01 0521</text:p>
          </table:table-cell>
          <table:table-cell table:style-name="ce8" table:formula="of:=IF([.A25]=&quot;&quot;;&quot;&quot;;CONCATENATE(&quot; &quot;;[.E25];&quot; &quot;))" office:value-type="string" office:string-value=" 01 0521 " calcext:value-type="string">
            <text:p><text:s/>01 0521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2</text:p>
          </table:table-cell>
          <table:table-cell/>
          <table:table-cell table:formula="of:=IF([.A26]=&quot;&quot;;&quot;&quot;;CONCATENATE(&quot; &quot;;[.A26];&quot; &quot;;[.B26];&quot; &quot;))" office:value-type="string" office:string-value=" 01 0522 " calcext:value-type="string">
            <text:p><text:s/>01 0522 </text:p>
          </table:table-cell>
          <table:table-cell office:value-type="string" calcext:value-type="string">
            <text:p>01 0522</text:p>
          </table:table-cell>
          <table:table-cell table:style-name="ce8" table:formula="of:=IF([.A26]=&quot;&quot;;&quot;&quot;;CONCATENATE(&quot; &quot;;[.E26];&quot; &quot;))" office:value-type="string" office:string-value=" 01 0522 " calcext:value-type="string">
            <text:p><text:s/>01 0522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3</text:p>
          </table:table-cell>
          <table:table-cell/>
          <table:table-cell table:formula="of:=IF([.A27]=&quot;&quot;;&quot;&quot;;CONCATENATE(&quot; &quot;;[.A27];&quot; &quot;;[.B27];&quot; &quot;))" office:value-type="string" office:string-value=" 01 0523 " calcext:value-type="string">
            <text:p><text:s/>01 0523 </text:p>
          </table:table-cell>
          <table:table-cell office:value-type="string" calcext:value-type="string">
            <text:p>01 0523</text:p>
          </table:table-cell>
          <table:table-cell table:style-name="ce8" table:formula="of:=IF([.A27]=&quot;&quot;;&quot;&quot;;CONCATENATE(&quot; &quot;;[.E27];&quot; &quot;))" office:value-type="string" office:string-value=" 01 0523 " calcext:value-type="string">
            <text:p><text:s/>01 0523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4</text:p>
          </table:table-cell>
          <table:table-cell/>
          <table:table-cell table:formula="of:=IF([.A28]=&quot;&quot;;&quot;&quot;;CONCATENATE(&quot; &quot;;[.A28];&quot; &quot;;[.B28];&quot; &quot;))" office:value-type="string" office:string-value=" 01 0524 " calcext:value-type="string">
            <text:p><text:s/>01 0524 </text:p>
          </table:table-cell>
          <table:table-cell office:value-type="string" calcext:value-type="string">
            <text:p>01 0524</text:p>
          </table:table-cell>
          <table:table-cell table:style-name="ce8" table:formula="of:=IF([.A28]=&quot;&quot;;&quot;&quot;;CONCATENATE(&quot; &quot;;[.E28];&quot; &quot;))" office:value-type="string" office:string-value=" 01 0524 " calcext:value-type="string">
            <text:p><text:s/>01 0524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5</text:p>
          </table:table-cell>
          <table:table-cell/>
          <table:table-cell table:formula="of:=IF([.A29]=&quot;&quot;;&quot;&quot;;CONCATENATE(&quot; &quot;;[.A29];&quot; &quot;;[.B29];&quot; &quot;))" office:value-type="string" office:string-value=" 01 0525 " calcext:value-type="string">
            <text:p><text:s/>01 0525 </text:p>
          </table:table-cell>
          <table:table-cell office:value-type="string" calcext:value-type="string">
            <text:p>01 0525</text:p>
          </table:table-cell>
          <table:table-cell table:style-name="ce8" table:formula="of:=IF([.A29]=&quot;&quot;;&quot;&quot;;CONCATENATE(&quot; &quot;;[.E29];&quot; &quot;))" office:value-type="string" office:string-value=" 01 0525 " calcext:value-type="string">
            <text:p><text:s/>01 0525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6</text:p>
          </table:table-cell>
          <table:table-cell/>
          <table:table-cell table:formula="of:=IF([.A30]=&quot;&quot;;&quot;&quot;;CONCATENATE(&quot; &quot;;[.A30];&quot; &quot;;[.B30];&quot; &quot;))" office:value-type="string" office:string-value=" 01 0526 " calcext:value-type="string">
            <text:p><text:s/>01 0526 </text:p>
          </table:table-cell>
          <table:table-cell office:value-type="string" calcext:value-type="string">
            <text:p>01 0526</text:p>
          </table:table-cell>
          <table:table-cell table:style-name="ce8" table:formula="of:=IF([.A30]=&quot;&quot;;&quot;&quot;;CONCATENATE(&quot; &quot;;[.E30];&quot; &quot;))" office:value-type="string" office:string-value=" 01 0526 " calcext:value-type="string">
            <text:p><text:s/>01 0526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7</text:p>
          </table:table-cell>
          <table:table-cell/>
          <table:table-cell table:formula="of:=IF([.A31]=&quot;&quot;;&quot;&quot;;CONCATENATE(&quot; &quot;;[.A31];&quot; &quot;;[.B31];&quot; &quot;))" office:value-type="string" office:string-value=" 01 0527 " calcext:value-type="string">
            <text:p><text:s/>01 0527 </text:p>
          </table:table-cell>
          <table:table-cell office:value-type="string" calcext:value-type="string">
            <text:p>01 0527</text:p>
          </table:table-cell>
          <table:table-cell table:style-name="ce8" table:formula="of:=IF([.A31]=&quot;&quot;;&quot;&quot;;CONCATENATE(&quot; &quot;;[.E31];&quot; &quot;))" office:value-type="string" office:string-value=" 01 0527 " calcext:value-type="string">
            <text:p><text:s/>01 0527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8</text:p>
          </table:table-cell>
          <table:table-cell/>
          <table:table-cell table:formula="of:=IF([.A32]=&quot;&quot;;&quot;&quot;;CONCATENATE(&quot; &quot;;[.A32];&quot; &quot;;[.B32];&quot; &quot;))" office:value-type="string" office:string-value=" 01 0528 " calcext:value-type="string">
            <text:p><text:s/>01 0528 </text:p>
          </table:table-cell>
          <table:table-cell office:value-type="string" calcext:value-type="string">
            <text:p>01 0528</text:p>
          </table:table-cell>
          <table:table-cell table:style-name="ce8" table:formula="of:=IF([.A32]=&quot;&quot;;&quot;&quot;;CONCATENATE(&quot; &quot;;[.E32];&quot; &quot;))" office:value-type="string" office:string-value=" 01 0528 " calcext:value-type="string">
            <text:p><text:s/>01 0528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9</text:p>
          </table:table-cell>
          <table:table-cell/>
          <table:table-cell table:formula="of:=IF([.A33]=&quot;&quot;;&quot;&quot;;CONCATENATE(&quot; &quot;;[.A33];&quot; &quot;;[.B33];&quot; &quot;))" office:value-type="string" office:string-value=" 01 0529 " calcext:value-type="string">
            <text:p><text:s/>01 0529 </text:p>
          </table:table-cell>
          <table:table-cell office:value-type="string" calcext:value-type="string">
            <text:p>01 0529</text:p>
          </table:table-cell>
          <table:table-cell table:style-name="ce8" table:formula="of:=IF([.A33]=&quot;&quot;;&quot;&quot;;CONCATENATE(&quot; &quot;;[.E33];&quot; &quot;))" office:value-type="string" office:string-value=" 01 0529 " calcext:value-type="string">
            <text:p><text:s/>01 0529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0</text:p>
          </table:table-cell>
          <table:table-cell/>
          <table:table-cell table:formula="of:=IF([.A34]=&quot;&quot;;&quot;&quot;;CONCATENATE(&quot; &quot;;[.A34];&quot; &quot;;[.B34];&quot; &quot;))" office:value-type="string" office:string-value=" 01 0530 " calcext:value-type="string">
            <text:p><text:s/>01 0530 </text:p>
          </table:table-cell>
          <table:table-cell office:value-type="string" calcext:value-type="string">
            <text:p>01 0530</text:p>
          </table:table-cell>
          <table:table-cell table:style-name="ce8" table:formula="of:=IF([.A34]=&quot;&quot;;&quot;&quot;;CONCATENATE(&quot; &quot;;[.E34];&quot; &quot;))" office:value-type="string" office:string-value=" 01 0530 " calcext:value-type="string">
            <text:p><text:s/>01 0530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1</text:p>
          </table:table-cell>
          <table:table-cell/>
          <table:table-cell table:formula="of:=IF([.A35]=&quot;&quot;;&quot;&quot;;CONCATENATE(&quot; &quot;;[.A35];&quot; &quot;;[.B35];&quot; &quot;))" office:value-type="string" office:string-value=" 01 0531 " calcext:value-type="string">
            <text:p><text:s/>01 0531 </text:p>
          </table:table-cell>
          <table:table-cell office:value-type="string" calcext:value-type="string">
            <text:p>01 0531</text:p>
          </table:table-cell>
          <table:table-cell table:style-name="ce8" table:formula="of:=IF([.A35]=&quot;&quot;;&quot;&quot;;CONCATENATE(&quot; &quot;;[.E35];&quot; &quot;))" office:value-type="string" office:string-value=" 01 0531 " calcext:value-type="string">
            <text:p><text:s/>01 0531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2</text:p>
          </table:table-cell>
          <table:table-cell/>
          <table:table-cell table:formula="of:=IF([.A36]=&quot;&quot;;&quot;&quot;;CONCATENATE(&quot; &quot;;[.A36];&quot; &quot;;[.B36];&quot; &quot;))" office:value-type="string" office:string-value=" 01 0532 " calcext:value-type="string">
            <text:p><text:s/>01 0532 </text:p>
          </table:table-cell>
          <table:table-cell office:value-type="string" calcext:value-type="string">
            <text:p>01 0532</text:p>
          </table:table-cell>
          <table:table-cell table:style-name="ce8" table:formula="of:=IF([.A36]=&quot;&quot;;&quot;&quot;;CONCATENATE(&quot; &quot;;[.E36];&quot; &quot;))" office:value-type="string" office:string-value=" 01 0532 " calcext:value-type="string">
            <text:p><text:s/>01 0532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3</text:p>
          </table:table-cell>
          <table:table-cell/>
          <table:table-cell table:formula="of:=IF([.A37]=&quot;&quot;;&quot;&quot;;CONCATENATE(&quot; &quot;;[.A37];&quot; &quot;;[.B37];&quot; &quot;))" office:value-type="string" office:string-value=" 01 0533 " calcext:value-type="string">
            <text:p><text:s/>01 0533 </text:p>
          </table:table-cell>
          <table:table-cell office:value-type="string" calcext:value-type="string">
            <text:p>01 0533</text:p>
          </table:table-cell>
          <table:table-cell table:style-name="ce8" table:formula="of:=IF([.A37]=&quot;&quot;;&quot;&quot;;CONCATENATE(&quot; &quot;;[.E37];&quot; &quot;))" office:value-type="string" office:string-value=" 01 0533 " calcext:value-type="string">
            <text:p><text:s/>01 0533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4</text:p>
          </table:table-cell>
          <table:table-cell/>
          <table:table-cell table:formula="of:=IF([.A38]=&quot;&quot;;&quot;&quot;;CONCATENATE(&quot; &quot;;[.A38];&quot; &quot;;[.B38];&quot; &quot;))" office:value-type="string" office:string-value=" 01 0534 " calcext:value-type="string">
            <text:p><text:s/>01 0534 </text:p>
          </table:table-cell>
          <table:table-cell office:value-type="string" calcext:value-type="string">
            <text:p>01 0534</text:p>
          </table:table-cell>
          <table:table-cell table:style-name="ce8" table:formula="of:=IF([.A38]=&quot;&quot;;&quot;&quot;;CONCATENATE(&quot; &quot;;[.E38];&quot; &quot;))" office:value-type="string" office:string-value=" 01 0534 " calcext:value-type="string">
            <text:p><text:s/>01 0534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5</text:p>
          </table:table-cell>
          <table:table-cell/>
          <table:table-cell table:formula="of:=IF([.A39]=&quot;&quot;;&quot;&quot;;CONCATENATE(&quot; &quot;;[.A39];&quot; &quot;;[.B39];&quot; &quot;))" office:value-type="string" office:string-value=" 01 0535 " calcext:value-type="string">
            <text:p><text:s/>01 0535 </text:p>
          </table:table-cell>
          <table:table-cell office:value-type="string" calcext:value-type="string">
            <text:p>01 0535</text:p>
          </table:table-cell>
          <table:table-cell table:style-name="ce8" table:formula="of:=IF([.A39]=&quot;&quot;;&quot;&quot;;CONCATENATE(&quot; &quot;;[.E39];&quot; &quot;))" office:value-type="string" office:string-value=" 01 0535 " calcext:value-type="string">
            <text:p><text:s/>01 0535 </text:p>
          </table:table-cell>
          <table:table-cell table:style-name="ce10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1</text:p>
          </table:table-cell>
          <table:table-cell/>
          <table:table-cell table:formula="of:=IF([.A40]=&quot;&quot;;&quot;&quot;;CONCATENATE(&quot; &quot;;[.A40];&quot; &quot;;[.B40];&quot; &quot;))" office:value-type="string" office:string-value=" 01 501 " calcext:value-type="string">
            <text:p><text:s/>01 501 </text:p>
          </table:table-cell>
          <table:table-cell office:value-type="string" calcext:value-type="string">
            <text:p>01 501</text:p>
          </table:table-cell>
          <table:table-cell table:style-name="ce8" table:formula="of:=IF([.A40]=&quot;&quot;;&quot;&quot;;CONCATENATE(&quot; &quot;;[.E40];&quot; &quot;))" office:value-type="string" office:string-value=" 01 501 " calcext:value-type="string">
            <text:p><text:s/>01 501 </text:p>
          </table:table-cell>
          <table:table-cell table:style-name="ce11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2</text:p>
          </table:table-cell>
          <table:table-cell/>
          <table:table-cell table:formula="of:=IF([.A41]=&quot;&quot;;&quot;&quot;;CONCATENATE(&quot; &quot;;[.A41];&quot; &quot;;[.B41];&quot; &quot;))" office:value-type="string" office:string-value=" 01 502 " calcext:value-type="string">
            <text:p><text:s/>01 502 </text:p>
          </table:table-cell>
          <table:table-cell office:value-type="string" calcext:value-type="string">
            <text:p>01 502</text:p>
          </table:table-cell>
          <table:table-cell table:style-name="ce8" table:formula="of:=IF([.A41]=&quot;&quot;;&quot;&quot;;CONCATENATE(&quot; &quot;;[.E41];&quot; &quot;))" office:value-type="string" office:string-value=" 01 502 " calcext:value-type="string">
            <text:p><text:s/>01 502 </text:p>
          </table:table-cell>
          <table:table-cell table:style-name="ce11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3</text:p>
          </table:table-cell>
          <table:table-cell/>
          <table:table-cell table:formula="of:=IF([.A42]=&quot;&quot;;&quot;&quot;;CONCATENATE(&quot; &quot;;[.A42];&quot; &quot;;[.B42];&quot; &quot;))" office:value-type="string" office:string-value=" 01 503 " calcext:value-type="string">
            <text:p><text:s/>01 503 </text:p>
          </table:table-cell>
          <table:table-cell office:value-type="string" calcext:value-type="string">
            <text:p>01 503</text:p>
          </table:table-cell>
          <table:table-cell table:style-name="ce8" table:formula="of:=IF([.A42]=&quot;&quot;;&quot;&quot;;CONCATENATE(&quot; &quot;;[.E42];&quot; &quot;))" office:value-type="string" office:string-value=" 01 503 " calcext:value-type="string">
            <text:p><text:s/>01 503 </text:p>
          </table:table-cell>
          <table:table-cell table:style-name="ce11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4</text:p>
          </table:table-cell>
          <table:table-cell/>
          <table:table-cell table:formula="of:=IF([.A43]=&quot;&quot;;&quot;&quot;;CONCATENATE(&quot; &quot;;[.A43];&quot; &quot;;[.B43];&quot; &quot;))" office:value-type="string" office:string-value=" 01 504 " calcext:value-type="string">
            <text:p><text:s/>01 504 </text:p>
          </table:table-cell>
          <table:table-cell office:value-type="string" calcext:value-type="string">
            <text:p>01 504</text:p>
          </table:table-cell>
          <table:table-cell table:style-name="ce8" table:formula="of:=IF([.A43]=&quot;&quot;;&quot;&quot;;CONCATENATE(&quot; &quot;;[.E43];&quot; &quot;))" office:value-type="string" office:string-value=" 01 504 " calcext:value-type="string">
            <text:p><text:s/>01 504 </text:p>
          </table:table-cell>
          <table:table-cell table:style-name="ce11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5</text:p>
          </table:table-cell>
          <table:table-cell/>
          <table:table-cell table:formula="of:=IF([.A44]=&quot;&quot;;&quot;&quot;;CONCATENATE(&quot; &quot;;[.A44];&quot; &quot;;[.B44];&quot; &quot;))" office:value-type="string" office:string-value=" 01 505 " calcext:value-type="string">
            <text:p><text:s/>01 505 </text:p>
          </table:table-cell>
          <table:table-cell office:value-type="string" calcext:value-type="string">
            <text:p>01 505</text:p>
          </table:table-cell>
          <table:table-cell table:style-name="ce8" table:formula="of:=IF([.A44]=&quot;&quot;;&quot;&quot;;CONCATENATE(&quot; &quot;;[.E44];&quot; &quot;))" office:value-type="string" office:string-value=" 01 505 " calcext:value-type="string">
            <text:p><text:s/>01 505 </text:p>
          </table:table-cell>
          <table:table-cell table:style-name="ce11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6</text:p>
          </table:table-cell>
          <table:table-cell/>
          <table:table-cell table:formula="of:=IF([.A45]=&quot;&quot;;&quot;&quot;;CONCATENATE(&quot; &quot;;[.A45];&quot; &quot;;[.B45];&quot; &quot;))" office:value-type="string" office:string-value=" 01 506 " calcext:value-type="string">
            <text:p><text:s/>01 506 </text:p>
          </table:table-cell>
          <table:table-cell office:value-type="string" calcext:value-type="string">
            <text:p>01 506</text:p>
          </table:table-cell>
          <table:table-cell table:style-name="ce8" table:formula="of:=IF([.A45]=&quot;&quot;;&quot;&quot;;CONCATENATE(&quot; &quot;;[.E45];&quot; &quot;))" office:value-type="string" office:string-value=" 01 506 " calcext:value-type="string">
            <text:p><text:s/>01 506 </text:p>
          </table:table-cell>
          <table:table-cell table:style-name="ce11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7</text:p>
          </table:table-cell>
          <table:table-cell/>
          <table:table-cell table:formula="of:=IF([.A46]=&quot;&quot;;&quot;&quot;;CONCATENATE(&quot; &quot;;[.A46];&quot; &quot;;[.B46];&quot; &quot;))" office:value-type="string" office:string-value=" 01 507 " calcext:value-type="string">
            <text:p><text:s/>01 507 </text:p>
          </table:table-cell>
          <table:table-cell office:value-type="string" calcext:value-type="string">
            <text:p>01 507</text:p>
          </table:table-cell>
          <table:table-cell table:style-name="ce8" table:formula="of:=IF([.A46]=&quot;&quot;;&quot;&quot;;CONCATENATE(&quot; &quot;;[.E46];&quot; &quot;))" office:value-type="string" office:string-value=" 01 507 " calcext:value-type="string">
            <text:p><text:s/>01 507 </text:p>
          </table:table-cell>
          <table:table-cell table:style-name="ce11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8</text:p>
          </table:table-cell>
          <table:table-cell/>
          <table:table-cell table:formula="of:=IF([.A47]=&quot;&quot;;&quot;&quot;;CONCATENATE(&quot; &quot;;[.A47];&quot; &quot;;[.B47];&quot; &quot;))" office:value-type="string" office:string-value=" 01 508 " calcext:value-type="string">
            <text:p><text:s/>01 508 </text:p>
          </table:table-cell>
          <table:table-cell office:value-type="string" calcext:value-type="string">
            <text:p>01 508</text:p>
          </table:table-cell>
          <table:table-cell table:style-name="ce8" table:formula="of:=IF([.A47]=&quot;&quot;;&quot;&quot;;CONCATENATE(&quot; &quot;;[.E47];&quot; &quot;))" office:value-type="string" office:string-value=" 01 508 " calcext:value-type="string">
            <text:p><text:s/>01 508 </text:p>
          </table:table-cell>
          <table:table-cell table:style-name="ce11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9</text:p>
          </table:table-cell>
          <table:table-cell/>
          <table:table-cell table:formula="of:=IF([.A48]=&quot;&quot;;&quot;&quot;;CONCATENATE(&quot; &quot;;[.A48];&quot; &quot;;[.B48];&quot; &quot;))" office:value-type="string" office:string-value=" 01 509 " calcext:value-type="string">
            <text:p><text:s/>01 509 </text:p>
          </table:table-cell>
          <table:table-cell office:value-type="string" calcext:value-type="string">
            <text:p>01 509</text:p>
          </table:table-cell>
          <table:table-cell table:style-name="ce8" table:formula="of:=IF([.A48]=&quot;&quot;;&quot;&quot;;CONCATENATE(&quot; &quot;;[.E48];&quot; &quot;))" office:value-type="string" office:string-value=" 01 509 " calcext:value-type="string">
            <text:p><text:s/>01 509 </text:p>
          </table:table-cell>
          <table:table-cell table:style-name="ce11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0</text:p>
          </table:table-cell>
          <table:table-cell/>
          <table:table-cell table:formula="of:=IF([.A49]=&quot;&quot;;&quot;&quot;;CONCATENATE(&quot; &quot;;[.A49];&quot; &quot;;[.B49];&quot; &quot;))" office:value-type="string" office:string-value=" 01 510 " calcext:value-type="string">
            <text:p><text:s/>01 510 </text:p>
          </table:table-cell>
          <table:table-cell office:value-type="string" calcext:value-type="string">
            <text:p>01 510</text:p>
          </table:table-cell>
          <table:table-cell table:style-name="ce8" table:formula="of:=IF([.A49]=&quot;&quot;;&quot;&quot;;CONCATENATE(&quot; &quot;;[.E49];&quot; &quot;))" office:value-type="string" office:string-value=" 01 510 " calcext:value-type="string">
            <text:p><text:s/>01 510 </text:p>
          </table:table-cell>
          <table:table-cell table:style-name="ce11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1</text:p>
          </table:table-cell>
          <table:table-cell/>
          <table:table-cell table:formula="of:=IF([.A50]=&quot;&quot;;&quot;&quot;;CONCATENATE(&quot; &quot;;[.A50];&quot; &quot;;[.B50];&quot; &quot;))" office:value-type="string" office:string-value=" 01 511 " calcext:value-type="string">
            <text:p><text:s/>01 511 </text:p>
          </table:table-cell>
          <table:table-cell office:value-type="string" calcext:value-type="string">
            <text:p>01 511</text:p>
          </table:table-cell>
          <table:table-cell table:style-name="ce8" table:formula="of:=IF([.A50]=&quot;&quot;;&quot;&quot;;CONCATENATE(&quot; &quot;;[.E50];&quot; &quot;))" office:value-type="string" office:string-value=" 01 511 " calcext:value-type="string">
            <text:p><text:s/>01 511 </text:p>
          </table:table-cell>
          <table:table-cell table:style-name="ce11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2</text:p>
          </table:table-cell>
          <table:table-cell/>
          <table:table-cell table:formula="of:=IF([.A51]=&quot;&quot;;&quot;&quot;;CONCATENATE(&quot; &quot;;[.A51];&quot; &quot;;[.B51];&quot; &quot;))" office:value-type="string" office:string-value=" 01 512 " calcext:value-type="string">
            <text:p><text:s/>01 512 </text:p>
          </table:table-cell>
          <table:table-cell office:value-type="string" calcext:value-type="string">
            <text:p>01 512</text:p>
          </table:table-cell>
          <table:table-cell table:style-name="ce8" table:formula="of:=IF([.A51]=&quot;&quot;;&quot;&quot;;CONCATENATE(&quot; &quot;;[.E51];&quot; &quot;))" office:value-type="string" office:string-value=" 01 512 " calcext:value-type="string">
            <text:p><text:s/>01 512 </text:p>
          </table:table-cell>
          <table:table-cell table:style-name="ce11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3</text:p>
          </table:table-cell>
          <table:table-cell/>
          <table:table-cell table:formula="of:=IF([.A52]=&quot;&quot;;&quot;&quot;;CONCATENATE(&quot; &quot;;[.A52];&quot; &quot;;[.B52];&quot; &quot;))" office:value-type="string" office:string-value=" 01 513 " calcext:value-type="string">
            <text:p><text:s/>01 513 </text:p>
          </table:table-cell>
          <table:table-cell office:value-type="string" calcext:value-type="string">
            <text:p>01 513</text:p>
          </table:table-cell>
          <table:table-cell table:style-name="ce8" table:formula="of:=IF([.A52]=&quot;&quot;;&quot;&quot;;CONCATENATE(&quot; &quot;;[.E52];&quot; &quot;))" office:value-type="string" office:string-value=" 01 513 " calcext:value-type="string">
            <text:p><text:s/>01 513 </text:p>
          </table:table-cell>
          <table:table-cell table:style-name="ce11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4</text:p>
          </table:table-cell>
          <table:table-cell/>
          <table:table-cell table:formula="of:=IF([.A53]=&quot;&quot;;&quot;&quot;;CONCATENATE(&quot; &quot;;[.A53];&quot; &quot;;[.B53];&quot; &quot;))" office:value-type="string" office:string-value=" 01 514 " calcext:value-type="string">
            <text:p><text:s/>01 514 </text:p>
          </table:table-cell>
          <table:table-cell office:value-type="string" calcext:value-type="string">
            <text:p>01 514</text:p>
          </table:table-cell>
          <table:table-cell table:style-name="ce8" table:formula="of:=IF([.A53]=&quot;&quot;;&quot;&quot;;CONCATENATE(&quot; &quot;;[.E53];&quot; &quot;))" office:value-type="string" office:string-value=" 01 514 " calcext:value-type="string">
            <text:p><text:s/>01 514 </text:p>
          </table:table-cell>
          <table:table-cell table:style-name="ce11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5</text:p>
          </table:table-cell>
          <table:table-cell/>
          <table:table-cell table:formula="of:=IF([.A54]=&quot;&quot;;&quot;&quot;;CONCATENATE(&quot; &quot;;[.A54];&quot; &quot;;[.B54];&quot; &quot;))" office:value-type="string" office:string-value=" 01 515 " calcext:value-type="string">
            <text:p><text:s/>01 515 </text:p>
          </table:table-cell>
          <table:table-cell office:value-type="string" calcext:value-type="string">
            <text:p>01 515</text:p>
          </table:table-cell>
          <table:table-cell table:style-name="ce8" table:formula="of:=IF([.A54]=&quot;&quot;;&quot;&quot;;CONCATENATE(&quot; &quot;;[.E54];&quot; &quot;))" office:value-type="string" office:string-value=" 01 515 " calcext:value-type="string">
            <text:p><text:s/>01 515 </text:p>
          </table:table-cell>
          <table:table-cell table:style-name="ce11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6</text:p>
          </table:table-cell>
          <table:table-cell/>
          <table:table-cell table:formula="of:=IF([.A55]=&quot;&quot;;&quot;&quot;;CONCATENATE(&quot; &quot;;[.A55];&quot; &quot;;[.B55];&quot; &quot;))" office:value-type="string" office:string-value=" 01 516 " calcext:value-type="string">
            <text:p><text:s/>01 516 </text:p>
          </table:table-cell>
          <table:table-cell office:value-type="string" calcext:value-type="string">
            <text:p>01 516</text:p>
          </table:table-cell>
          <table:table-cell table:style-name="ce8" table:formula="of:=IF([.A55]=&quot;&quot;;&quot;&quot;;CONCATENATE(&quot; &quot;;[.E55];&quot; &quot;))" office:value-type="string" office:string-value=" 01 516 " calcext:value-type="string">
            <text:p><text:s/>01 516 </text:p>
          </table:table-cell>
          <table:table-cell table:style-name="ce11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7</text:p>
          </table:table-cell>
          <table:table-cell/>
          <table:table-cell table:formula="of:=IF([.A56]=&quot;&quot;;&quot;&quot;;CONCATENATE(&quot; &quot;;[.A56];&quot; &quot;;[.B56];&quot; &quot;))" office:value-type="string" office:string-value=" 01 517 " calcext:value-type="string">
            <text:p><text:s/>01 517 </text:p>
          </table:table-cell>
          <table:table-cell office:value-type="string" calcext:value-type="string">
            <text:p>01 517</text:p>
          </table:table-cell>
          <table:table-cell table:style-name="ce8" table:formula="of:=IF([.A56]=&quot;&quot;;&quot;&quot;;CONCATENATE(&quot; &quot;;[.E56];&quot; &quot;))" office:value-type="string" office:string-value=" 01 517 " calcext:value-type="string">
            <text:p><text:s/>01 517 </text:p>
          </table:table-cell>
          <table:table-cell table:style-name="ce11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8</text:p>
          </table:table-cell>
          <table:table-cell/>
          <table:table-cell table:formula="of:=IF([.A57]=&quot;&quot;;&quot;&quot;;CONCATENATE(&quot; &quot;;[.A57];&quot; &quot;;[.B57];&quot; &quot;))" office:value-type="string" office:string-value=" 01 518 " calcext:value-type="string">
            <text:p><text:s/>01 518 </text:p>
          </table:table-cell>
          <table:table-cell office:value-type="string" calcext:value-type="string">
            <text:p>01 518</text:p>
          </table:table-cell>
          <table:table-cell table:style-name="ce8" table:formula="of:=IF([.A57]=&quot;&quot;;&quot;&quot;;CONCATENATE(&quot; &quot;;[.E57];&quot; &quot;))" office:value-type="string" office:string-value=" 01 518 " calcext:value-type="string">
            <text:p><text:s/>01 518 </text:p>
          </table:table-cell>
          <table:table-cell table:style-name="ce11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9</text:p>
          </table:table-cell>
          <table:table-cell/>
          <table:table-cell table:formula="of:=IF([.A58]=&quot;&quot;;&quot;&quot;;CONCATENATE(&quot; &quot;;[.A58];&quot; &quot;;[.B58];&quot; &quot;))" office:value-type="string" office:string-value=" 01 519 " calcext:value-type="string">
            <text:p><text:s/>01 519 </text:p>
          </table:table-cell>
          <table:table-cell office:value-type="string" calcext:value-type="string">
            <text:p>01 519</text:p>
          </table:table-cell>
          <table:table-cell table:style-name="ce8" table:formula="of:=IF([.A58]=&quot;&quot;;&quot;&quot;;CONCATENATE(&quot; &quot;;[.E58];&quot; &quot;))" office:value-type="string" office:string-value=" 01 519 " calcext:value-type="string">
            <text:p><text:s/>01 519 </text:p>
          </table:table-cell>
          <table:table-cell table:style-name="ce11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0</text:p>
          </table:table-cell>
          <table:table-cell/>
          <table:table-cell table:formula="of:=IF([.A59]=&quot;&quot;;&quot;&quot;;CONCATENATE(&quot; &quot;;[.A59];&quot; &quot;;[.B59];&quot; &quot;))" office:value-type="string" office:string-value=" 01 520 " calcext:value-type="string">
            <text:p><text:s/>01 520 </text:p>
          </table:table-cell>
          <table:table-cell office:value-type="string" calcext:value-type="string">
            <text:p>01 520</text:p>
          </table:table-cell>
          <table:table-cell table:style-name="ce8" table:formula="of:=IF([.A59]=&quot;&quot;;&quot;&quot;;CONCATENATE(&quot; &quot;;[.E59];&quot; &quot;))" office:value-type="string" office:string-value=" 01 520 " calcext:value-type="string">
            <text:p><text:s/>01 520 </text:p>
          </table:table-cell>
          <table:table-cell table:style-name="ce11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1</text:p>
          </table:table-cell>
          <table:table-cell/>
          <table:table-cell table:formula="of:=IF([.A60]=&quot;&quot;;&quot;&quot;;CONCATENATE(&quot; &quot;;[.A60];&quot; &quot;;[.B60];&quot; &quot;))" office:value-type="string" office:string-value=" 01 521 " calcext:value-type="string">
            <text:p><text:s/>01 521 </text:p>
          </table:table-cell>
          <table:table-cell office:value-type="string" calcext:value-type="string">
            <text:p>01 521</text:p>
          </table:table-cell>
          <table:table-cell table:style-name="ce8" table:formula="of:=IF([.A60]=&quot;&quot;;&quot;&quot;;CONCATENATE(&quot; &quot;;[.E60];&quot; &quot;))" office:value-type="string" office:string-value=" 01 521 " calcext:value-type="string">
            <text:p><text:s/>01 521 </text:p>
          </table:table-cell>
          <table:table-cell table:style-name="ce11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2</text:p>
          </table:table-cell>
          <table:table-cell/>
          <table:table-cell table:formula="of:=IF([.A61]=&quot;&quot;;&quot;&quot;;CONCATENATE(&quot; &quot;;[.A61];&quot; &quot;;[.B61];&quot; &quot;))" office:value-type="string" office:string-value=" 01 522 " calcext:value-type="string">
            <text:p><text:s/>01 522 </text:p>
          </table:table-cell>
          <table:table-cell office:value-type="string" calcext:value-type="string">
            <text:p>01 522</text:p>
          </table:table-cell>
          <table:table-cell table:style-name="ce8" table:formula="of:=IF([.A61]=&quot;&quot;;&quot;&quot;;CONCATENATE(&quot; &quot;;[.E61];&quot; &quot;))" office:value-type="string" office:string-value=" 01 522 " calcext:value-type="string">
            <text:p><text:s/>01 522 </text:p>
          </table:table-cell>
          <table:table-cell table:style-name="ce11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3</text:p>
          </table:table-cell>
          <table:table-cell/>
          <table:table-cell table:formula="of:=IF([.A62]=&quot;&quot;;&quot;&quot;;CONCATENATE(&quot; &quot;;[.A62];&quot; &quot;;[.B62];&quot; &quot;))" office:value-type="string" office:string-value=" 01 523 " calcext:value-type="string">
            <text:p><text:s/>01 523 </text:p>
          </table:table-cell>
          <table:table-cell office:value-type="string" calcext:value-type="string">
            <text:p>01 523</text:p>
          </table:table-cell>
          <table:table-cell table:style-name="ce8" table:formula="of:=IF([.A62]=&quot;&quot;;&quot;&quot;;CONCATENATE(&quot; &quot;;[.E62];&quot; &quot;))" office:value-type="string" office:string-value=" 01 523 " calcext:value-type="string">
            <text:p><text:s/>01 523 </text:p>
          </table:table-cell>
          <table:table-cell table:style-name="ce11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4</text:p>
          </table:table-cell>
          <table:table-cell/>
          <table:table-cell table:formula="of:=IF([.A63]=&quot;&quot;;&quot;&quot;;CONCATENATE(&quot; &quot;;[.A63];&quot; &quot;;[.B63];&quot; &quot;))" office:value-type="string" office:string-value=" 01 524 " calcext:value-type="string">
            <text:p><text:s/>01 524 </text:p>
          </table:table-cell>
          <table:table-cell office:value-type="string" calcext:value-type="string">
            <text:p>01 524</text:p>
          </table:table-cell>
          <table:table-cell table:style-name="ce8" table:formula="of:=IF([.A63]=&quot;&quot;;&quot;&quot;;CONCATENATE(&quot; &quot;;[.E63];&quot; &quot;))" office:value-type="string" office:string-value=" 01 524 " calcext:value-type="string">
            <text:p><text:s/>01 524 </text:p>
          </table:table-cell>
          <table:table-cell table:style-name="ce11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5</text:p>
          </table:table-cell>
          <table:table-cell/>
          <table:table-cell table:formula="of:=IF([.A64]=&quot;&quot;;&quot;&quot;;CONCATENATE(&quot; &quot;;[.A64];&quot; &quot;;[.B64];&quot; &quot;))" office:value-type="string" office:string-value=" 01 525 " calcext:value-type="string">
            <text:p><text:s/>01 525 </text:p>
          </table:table-cell>
          <table:table-cell office:value-type="string" calcext:value-type="string">
            <text:p>01 525</text:p>
          </table:table-cell>
          <table:table-cell table:style-name="ce8" table:formula="of:=IF([.A64]=&quot;&quot;;&quot;&quot;;CONCATENATE(&quot; &quot;;[.E64];&quot; &quot;))" office:value-type="string" office:string-value=" 01 525 " calcext:value-type="string">
            <text:p><text:s/>01 525 </text:p>
          </table:table-cell>
          <table:table-cell table:style-name="ce11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6</text:p>
          </table:table-cell>
          <table:table-cell/>
          <table:table-cell table:formula="of:=IF([.A65]=&quot;&quot;;&quot;&quot;;CONCATENATE(&quot; &quot;;[.A65];&quot; &quot;;[.B65];&quot; &quot;))" office:value-type="string" office:string-value=" 01 526 " calcext:value-type="string">
            <text:p><text:s/>01 526 </text:p>
          </table:table-cell>
          <table:table-cell office:value-type="string" calcext:value-type="string">
            <text:p>01 526</text:p>
          </table:table-cell>
          <table:table-cell table:style-name="ce8" table:formula="of:=IF([.A65]=&quot;&quot;;&quot;&quot;;CONCATENATE(&quot; &quot;;[.E65];&quot; &quot;))" office:value-type="string" office:string-value=" 01 526 " calcext:value-type="string">
            <text:p><text:s/>01 526 </text:p>
          </table:table-cell>
          <table:table-cell table:style-name="ce11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7</text:p>
          </table:table-cell>
          <table:table-cell/>
          <table:table-cell table:formula="of:=IF([.A66]=&quot;&quot;;&quot;&quot;;CONCATENATE(&quot; &quot;;[.A66];&quot; &quot;;[.B66];&quot; &quot;))" office:value-type="string" office:string-value=" 01 527 " calcext:value-type="string">
            <text:p><text:s/>01 527 </text:p>
          </table:table-cell>
          <table:table-cell office:value-type="string" calcext:value-type="string">
            <text:p>01 527</text:p>
          </table:table-cell>
          <table:table-cell table:style-name="ce8" table:formula="of:=IF([.A66]=&quot;&quot;;&quot;&quot;;CONCATENATE(&quot; &quot;;[.E66];&quot; &quot;))" office:value-type="string" office:string-value=" 01 527 " calcext:value-type="string">
            <text:p><text:s/>01 527 </text:p>
          </table:table-cell>
          <table:table-cell table:style-name="ce11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8</text:p>
          </table:table-cell>
          <table:table-cell/>
          <table:table-cell table:formula="of:=IF([.A67]=&quot;&quot;;&quot;&quot;;CONCATENATE(&quot; &quot;;[.A67];&quot; &quot;;[.B67];&quot; &quot;))" office:value-type="string" office:string-value=" 01 528 " calcext:value-type="string">
            <text:p><text:s/>01 528 </text:p>
          </table:table-cell>
          <table:table-cell office:value-type="string" calcext:value-type="string">
            <text:p>01 528</text:p>
          </table:table-cell>
          <table:table-cell table:style-name="ce8" table:formula="of:=IF([.A67]=&quot;&quot;;&quot;&quot;;CONCATENATE(&quot; &quot;;[.E67];&quot; &quot;))" office:value-type="string" office:string-value=" 01 528 " calcext:value-type="string">
            <text:p><text:s/>01 528 </text:p>
          </table:table-cell>
          <table:table-cell table:style-name="ce11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9</text:p>
          </table:table-cell>
          <table:table-cell/>
          <table:table-cell table:formula="of:=IF([.A68]=&quot;&quot;;&quot;&quot;;CONCATENATE(&quot; &quot;;[.A68];&quot; &quot;;[.B68];&quot; &quot;))" office:value-type="string" office:string-value=" 01 529 " calcext:value-type="string">
            <text:p><text:s/>01 529 </text:p>
          </table:table-cell>
          <table:table-cell office:value-type="string" calcext:value-type="string">
            <text:p>01 529</text:p>
          </table:table-cell>
          <table:table-cell table:style-name="ce8" table:formula="of:=IF([.A68]=&quot;&quot;;&quot;&quot;;CONCATENATE(&quot; &quot;;[.E68];&quot; &quot;))" office:value-type="string" office:string-value=" 01 529 " calcext:value-type="string">
            <text:p><text:s/>01 529 </text:p>
          </table:table-cell>
          <table:table-cell table:style-name="ce11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0</text:p>
          </table:table-cell>
          <table:table-cell/>
          <table:table-cell table:formula="of:=IF([.A69]=&quot;&quot;;&quot;&quot;;CONCATENATE(&quot; &quot;;[.A69];&quot; &quot;;[.B69];&quot; &quot;))" office:value-type="string" office:string-value=" 01 530 " calcext:value-type="string">
            <text:p><text:s/>01 530 </text:p>
          </table:table-cell>
          <table:table-cell office:value-type="string" calcext:value-type="string">
            <text:p>01 530</text:p>
          </table:table-cell>
          <table:table-cell table:style-name="ce8" table:formula="of:=IF([.A69]=&quot;&quot;;&quot;&quot;;CONCATENATE(&quot; &quot;;[.E69];&quot; &quot;))" office:value-type="string" office:string-value=" 01 530 " calcext:value-type="string">
            <text:p><text:s/>01 530 </text:p>
          </table:table-cell>
          <table:table-cell table:style-name="ce11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1</text:p>
          </table:table-cell>
          <table:table-cell/>
          <table:table-cell table:formula="of:=IF([.A70]=&quot;&quot;;&quot;&quot;;CONCATENATE(&quot; &quot;;[.A70];&quot; &quot;;[.B70];&quot; &quot;))" office:value-type="string" office:string-value=" 01 531 " calcext:value-type="string">
            <text:p><text:s/>01 531 </text:p>
          </table:table-cell>
          <table:table-cell office:value-type="string" calcext:value-type="string">
            <text:p>01 531</text:p>
          </table:table-cell>
          <table:table-cell table:style-name="ce8" table:formula="of:=IF([.A70]=&quot;&quot;;&quot;&quot;;CONCATENATE(&quot; &quot;;[.E70];&quot; &quot;))" office:value-type="string" office:string-value=" 01 531 " calcext:value-type="string">
            <text:p><text:s/>01 531 </text:p>
          </table:table-cell>
          <table:table-cell table:style-name="ce11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2</text:p>
          </table:table-cell>
          <table:table-cell/>
          <table:table-cell table:formula="of:=IF([.A71]=&quot;&quot;;&quot;&quot;;CONCATENATE(&quot; &quot;;[.A71];&quot; &quot;;[.B71];&quot; &quot;))" office:value-type="string" office:string-value=" 01 532 " calcext:value-type="string">
            <text:p><text:s/>01 532 </text:p>
          </table:table-cell>
          <table:table-cell office:value-type="string" calcext:value-type="string">
            <text:p>01 532</text:p>
          </table:table-cell>
          <table:table-cell table:style-name="ce8" table:formula="of:=IF([.A71]=&quot;&quot;;&quot;&quot;;CONCATENATE(&quot; &quot;;[.E71];&quot; &quot;))" office:value-type="string" office:string-value=" 01 532 " calcext:value-type="string">
            <text:p><text:s/>01 532 </text:p>
          </table:table-cell>
          <table:table-cell table:style-name="ce11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3</text:p>
          </table:table-cell>
          <table:table-cell/>
          <table:table-cell table:formula="of:=IF([.A72]=&quot;&quot;;&quot;&quot;;CONCATENATE(&quot; &quot;;[.A72];&quot; &quot;;[.B72];&quot; &quot;))" office:value-type="string" office:string-value=" 01 533 " calcext:value-type="string">
            <text:p><text:s/>01 533 </text:p>
          </table:table-cell>
          <table:table-cell office:value-type="string" calcext:value-type="string">
            <text:p>01 533</text:p>
          </table:table-cell>
          <table:table-cell table:style-name="ce8" table:formula="of:=IF([.A72]=&quot;&quot;;&quot;&quot;;CONCATENATE(&quot; &quot;;[.E72];&quot; &quot;))" office:value-type="string" office:string-value=" 01 533 " calcext:value-type="string">
            <text:p><text:s/>01 533 </text:p>
          </table:table-cell>
          <table:table-cell table:style-name="ce11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4</text:p>
          </table:table-cell>
          <table:table-cell/>
          <table:table-cell table:formula="of:=IF([.A73]=&quot;&quot;;&quot;&quot;;CONCATENATE(&quot; &quot;;[.A73];&quot; &quot;;[.B73];&quot; &quot;))" office:value-type="string" office:string-value=" 01 534 " calcext:value-type="string">
            <text:p><text:s/>01 534 </text:p>
          </table:table-cell>
          <table:table-cell office:value-type="string" calcext:value-type="string">
            <text:p>01 534</text:p>
          </table:table-cell>
          <table:table-cell table:style-name="ce8" table:formula="of:=IF([.A73]=&quot;&quot;;&quot;&quot;;CONCATENATE(&quot; &quot;;[.E73];&quot; &quot;))" office:value-type="string" office:string-value=" 01 534 " calcext:value-type="string">
            <text:p><text:s/>01 534 </text:p>
          </table:table-cell>
          <table:table-cell table:style-name="ce11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5</text:p>
          </table:table-cell>
          <table:table-cell/>
          <table:table-cell table:formula="of:=IF([.A74]=&quot;&quot;;&quot;&quot;;CONCATENATE(&quot; &quot;;[.A74];&quot; &quot;;[.B74];&quot; &quot;))" office:value-type="string" office:string-value=" 01 535 " calcext:value-type="string">
            <text:p><text:s/>01 535 </text:p>
          </table:table-cell>
          <table:table-cell office:value-type="string" calcext:value-type="string">
            <text:p>01 535</text:p>
          </table:table-cell>
          <table:table-cell table:style-name="ce8" table:formula="of:=IF([.A74]=&quot;&quot;;&quot;&quot;;CONCATENATE(&quot; &quot;;[.E74];&quot; &quot;))" office:value-type="string" office:string-value=" 01 535 " calcext:value-type="string">
            <text:p><text:s/>01 535 </text:p>
          </table:table-cell>
          <table:table-cell table:style-name="ce12" table:formula="of:=IF([.A74]=&quot;&quot;;&quot;&quot;;IF([.D74]=[.F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35">
          <table:table-cell table:style-name="Default" table:number-columns-repeated="1021"/>
          <table:table-cell table:number-columns-repeated="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nok" calcext:base-cell-address="Tabelle1.G1"/>
          </calcext:conditional-format>
          <calcext:conditional-format calcext:target-range-address="Tabelle1.G40:Tabelle1.G74">
            <calcext:condition calcext:apply-style-name="NOK" calcext:value="=nok" calcext:base-cell-address="Tabelle1.G40"/>
          </calcext:conditional-format>
          <calcext:conditional-format calcext:target-range-address="Tabelle1.G40:Tabelle1.G73">
            <calcext:condition calcext:apply-style-name="NOK" calcext:value="=nok" calcext:base-cell-address="Tabelle1.G40"/>
          </calcext:conditional-format>
          <calcext:conditional-format calcext:target-range-address="Tabelle1.G40:Tabelle1.G73">
            <calcext:condition calcext:apply-style-name="NOK" calcext:value="=nok" calcext:base-cell-address="Tabelle1.G40"/>
          </calcext:conditional-format>
          <calcext:conditional-format calcext:target-range-address="Tabelle1.G5:Tabelle1.G39">
            <calcext:condition calcext:apply-style-name="NOK" calcext:value="=nok" calcext:base-cell-address="Tabelle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12:27:51.285895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12:48:30.842696070</dc:date>
    <dc:creator>Andreas Böttger</dc:creator>
    <meta:editing-duration>PT54M5S</meta:editing-duration>
    <meta:editing-cycles>11</meta:editing-cycles>
    <meta:generator>LibreOffice/4.2.4.2$Linux_X86_64 LibreOffice_project/420m0$Build-2</meta:generator>
    <meta:document-statistic meta:table-count="1" meta:cell-count="425" meta:object-count="0"/>
  </office:meta>
</office:document-meta>
</file>